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9271in" fo:margin-left="0in" fo:margin-right="-0.0021in" table:align="margins"/>
    </style:style>
    <style:style style:name="Tabela1.A" style:family="table-column">
      <style:table-column-properties style:column-width="1.8021in" style:rel-column-width="17048*"/>
    </style:style>
    <style:style style:name="Tabela1.B" style:family="table-column">
      <style:table-column-properties style:column-width="5.125in" style:rel-column-width="48487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B1" style:family="table-cell">
      <style:table-cell-properties fo:padding="0.0382in" fo:border="0.0007in solid #000000"/>
    </style:style>
    <style:style style:name="Tabela1.A2" style:family="table-cell">
      <style:table-cell-properties fo:padding="0.0382in" fo:border-left="0.0007in solid #000000" fo:border-right="none" fo:border-top="none" fo:border-bottom="0.0007in solid #000000"/>
    </style:style>
    <style:style style:name="Tabela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ela1.4" style:family="table-row">
      <style:table-row-properties style:min-row-height="0.2354in"/>
    </style:style>
    <style:style style:name="P1" style:family="paragraph" style:parent-style-name="Table_20_Contents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Table_20_Contents">Przypadek użycia:</text:p>
          </table:table-cell>
          <table:table-cell table:style-name="Tabela1.B1" office:value-type="string">
            <text:p text:style-name="P1">UC11_Kontakt_użytkownika_z_administratorem</text:p>
          </table:table-cell>
        </table:table-row>
        <table:table-row>
          <table:table-cell table:style-name="Tabela1.A2" office:value-type="string">
            <text:p text:style-name="Table_20_Contents">Aktorzy:</text:p>
          </table:table-cell>
          <table:table-cell table:style-name="Tabela1.B2" office:value-type="string">
            <text:p text:style-name="Table_20_Contents">Użytkownik, Administrator</text:p>
          </table:table-cell>
        </table:table-row>
        <table:table-row>
          <table:table-cell table:style-name="Tabela1.A2" office:value-type="string">
            <text:p text:style-name="Table_20_Contents">Opis:</text:p>
          </table:table-cell>
          <table:table-cell table:style-name="Tabela1.B2" office:value-type="string">
            <text:p text:style-name="Table_20_Contents">Użytkownik chcę się skomunikować z administratorem. Celem komunikacji jest uzyskanie pomocy ze strony administratora.</text:p>
          </table:table-cell>
        </table:table-row>
        <table:table-row table:style-name="Tabela1.4">
          <table:table-cell table:style-name="Tabela1.A2" office:value-type="string">
            <text:p text:style-name="Table_20_Contents">Warunki wstępne:</text:p>
          </table:table-cell>
          <table:table-cell table:style-name="Tabela1.B2" office:value-type="string">
            <text:p text:style-name="Table_20_Contents">Użytkownik jest zalogowany w systemie.</text:p>
          </table:table-cell>
        </table:table-row>
        <table:table-row>
          <table:table-cell table:style-name="Tabela1.A2" office:value-type="string">
            <text:p text:style-name="Table_20_Contents">Wyzwalacz:</text:p>
          </table:table-cell>
          <table:table-cell table:style-name="Tabela1.B2" office:value-type="string">
            <text:p text:style-name="Table_20_Contents">Użytkownik wybiera przycisk "Skontaktuj się z administratorem" poprzez kliknięcie na niego.</text:p>
          </table:table-cell>
        </table:table-row>
        <table:table-row>
          <table:table-cell table:style-name="Tabela1.A2" office:value-type="string">
            <text:p text:style-name="Table_20_Contents">Warunki końcowe dla sukcesu: </text:p>
          </table:table-cell>
          <table:table-cell table:style-name="Tabela1.B2" office:value-type="string">
            <text:p text:style-name="Table_20_Contents">Użytkownik komunikuje się z administratorem.</text:p>
            <text:p text:style-name="Table_20_Contents">Użytkownik był w stanie wysłać i/lub odebrać wiadomość od innych administratora.</text:p>
          </table:table-cell>
        </table:table-row>
        <table:table-row>
          <table:table-cell table:style-name="Tabela1.A2" office:value-type="string">
            <text:p text:style-name="Table_20_Contents">Warunki końcowe dla niepowodzenia:</text:p>
          </table:table-cell>
          <table:table-cell table:style-name="Tabela1.B2" office:value-type="string">
            <text:p text:style-name="Table_20_Contents">Użytkownik nie jest w stanie skontaktować się z administratorem. System wyświetla informację o błędzie.</text:p>
          </table:table-cell>
        </table:table-row>
        <table:table-row>
          <table:table-cell table:style-name="Tabela1.A2" office:value-type="string">
            <text:p text:style-name="Table_20_Contents">Scenariusz główny:</text:p>
          </table:table-cell>
          <table:table-cell table:style-name="Tabela1.B2" office:value-type="string">
            <text:p text:style-name="Table_20_Contents">1. System wyświetla ekran czatu z administratorem - słownik: Zawiera Imię i nawisko administratora, </text:p>
            <text:p text:style-name="Table_20_Contents">listę przedmiotów biorących udział w wymianie, okno czatu - słownik: Umożliwia wysyłanie i odczytanie wiadomości tekstoych oraz plików.</text:p>
            <text:p text:style-name="Table_20_Contents">2. Użytkownik odbiera otrzymane wiadomości.</text:p>
            <text:p text:style-name="Table_20_Contents">3. Użytkownik wysyła wiadomości do administratora.</text:p>
            <text:p text:style-name="Table_20_Contents">4. System sprawdza, czy rozmiar wiadmości nie przekracza maksymalnego dozwolonego rozmiaru wiadmości.</text:p>
            <text:p text:style-name="Table_20_Contents">5. System przesyła wiadomości do administratora.</text:p>
            <text:p text:style-name="Table_20_Contents">6. System wyświetla wiadomości użytkownikowi i administratorowi.</text:p>
            <text:p text:style-name="Table_20_Contents">7. Administrator wysyła wiadomości do użytkowników.</text:p>
            <text:p text:style-name="Table_20_Contents">8. System przesyła wiadomości do użytkownika.</text:p>
            <text:p text:style-name="Table_20_Contents">9. System wyświetla wiadomości użytkownikowi i administratorowi.</text:p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4.w.1 Wiadmość przekracza maksymalny dozwolonony rozmiar wiadomości.</text:p>
            <text:p text:style-name="Table_20_Contents">4.w.2 System nie wysyła wiadomości.</text:p>
            <text:p text:style-name="Table_20_Contents">4.w.3 System wyświetla informację o przekroczonym maksymalnym dozwolonym rozmiarze wiadomości. Przejście do punktu 3. </text:p>
          </table:table-cell>
        </table:table-row>
        <table:table-row>
          <table:table-cell table:style-name="Tabela1.A2" office:value-type="string">
            <text:p text:style-name="Table_20_Contents">Scenariusz wyjątku:</text:p>
          </table:table-cell>
          <table:table-cell table:style-name="Tabela1.B2" office:value-type="string">
            <text:p text:style-name="Table_20_Contents">5.w.1 Przesłanie wiadomości przez system nie powiodło się. </text:p>
            <text:p text:style-name="Table_20_Contents">5.w.2 Wiadomości nie są wyświtlane użytkownikowi ani innym użytkownikom. Przejście do punktu 3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11-17T04:19:14.69</meta:creation-date>
    <dc:date>2019-11-17T11:49:39.74</dc:date>
    <meta:editing-duration>PT2H5M36S</meta:editing-duration>
    <meta:editing-cycles>5</meta:editing-cycles>
    <meta:generator>OpenOffice/4.1.7$Win32 OpenOffice.org_project/417m1$Build-9800</meta:generator>
    <meta:document-statistic meta:table-count="1" meta:image-count="0" meta:object-count="0" meta:page-count="1" meta:paragraph-count="33" meta:word-count="218" meta:character-count="1791"/>
  </office:meta>
</office:document-meta>
</file>